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2">
      <style:graphic-properties fo:min-height="2.62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 style:list-style-name="L2">
      <style:graphic-properties fo:min-height="2.629cm"/>
      <style:paragraph-properties style:writing-mode="lr-tb"/>
    </style:style>
    <style:style style:name="pr8" style:family="presentation" style:parent-style-name="Default-outline1" style:list-style-name="L2">
      <style:graphic-properties fo:min-height="8.884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fo:min-height="12.1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outline1" style:list-style-name="L2">
      <style:graphic-properties fo:min-height="8.884cm"/>
      <style:paragraph-properties style:writing-mode="lr-tb"/>
    </style:style>
    <style:style style:name="pr13" style:family="presentation" style:parent-style-name="Default-title" style:list-style-name="L1">
      <style:graphic-properties fo:min-height="2.629cm"/>
      <style:paragraph-properties style:writing-mode="lr-tb"/>
    </style:style>
    <style:style style:name="pr14" style:family="presentation" style:parent-style-name="Default-title" style:list-style-name="L1">
      <style:graphic-properties fo:min-height="2.629cm"/>
      <style:paragraph-properties style:writing-mode="lr-tb"/>
    </style:style>
    <style:style style:name="pr15" style:family="presentation" style:parent-style-name="Default-title" style:list-style-name="L2">
      <style:graphic-properties fo:min-height="2.629cm"/>
      <style:paragraph-properties style:writing-mode="lr-tb"/>
    </style:style>
    <style:style style:name="pr16" style:family="presentation" style:parent-style-name="Default-title" style:list-style-name="L1">
      <style:graphic-properties fo:min-height="2.629cm"/>
      <style:paragraph-properties style:writing-mode="lr-tb"/>
    </style:style>
    <style:style style:name="pr17" style:family="presentation" style:parent-style-name="Default-title">
      <style:graphic-properties fo:min-height="3.86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style:font-name="Frutiger Light Condensed"/>
    </style:style>
    <style:style style:name="P5" style:family="paragraph">
      <style:paragraph-properties style:writing-mode="lr-tb"/>
      <style:text-properties style:font-name="Frutiger Light Condensed"/>
    </style:style>
    <style:style style:name="P6" style:family="paragraph">
      <style:paragraph-properties style:writing-mode="lr-tb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.4cm" fo:margin-bottom="0cm" fo:text-align="start"/>
    </style:style>
    <style:style style:name="P9" style:family="paragraph">
      <style:paragraph-properties fo:margin-top="0.4cm" fo:margin-bottom="0cm" fo:text-align="start" style:writing-mode="lr-tb"/>
      <style:text-properties style:font-name="Frutiger Light Condensed"/>
    </style:style>
    <style:style style:name="P10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11" style:family="paragraph">
      <style:paragraph-properties fo:margin-top="0.5cm" fo:margin-bottom="0cm" style:writing-mode="lr-tb"/>
      <style:text-properties style:font-name="Frutiger Light Condensed"/>
    </style:style>
    <style:style style:name="P12" style:family="paragraph">
      <style:paragraph-properties fo:text-align="start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Frutiger Light Condensed"/>
    </style:style>
    <style:style style:name="P15" style:family="paragraph">
      <style:paragraph-properties fo:margin-top="0.4cm" fo:margin-bottom="0cm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.5cm" fo:margin-bottom="0cm" fo:text-align="start" fo:text-indent="0cm"/>
    </style:style>
    <style:style style:name="P18" style:family="paragraph">
      <style:paragraph-properties fo:margin-top="0.5cm" fo:margin-bottom="0cm" fo:text-align="start"/>
    </style:style>
    <style:style style:name="P19" style:family="paragraph">
      <style:paragraph-properties fo:margin-top="0.5cm" fo:margin-bottom="0cm" fo:text-align="start" style:writing-mode="lr-tb"/>
      <style:text-properties style:font-name="Frutiger Light Condensed"/>
    </style:style>
    <style:style style:name="P20" style:family="paragraph">
      <loext:graphic-properties draw:fill="none" draw:fill-color="#ffffff"/>
      <style:paragraph-properties style:writing-mode="lr-tb"/>
      <style:text-properties style:font-name="Frutiger Light Condensed"/>
    </style:style>
    <style:style style:name="P21" style:family="paragraph">
      <style:paragraph-properties style:writing-mode="lr-tb"/>
      <style:text-properties fo:color="#c9211e"/>
    </style:style>
    <style:style style:name="P22" style:family="paragraph">
      <style:paragraph-properties>
        <style:tab-stops>
          <style:tab-stop style:position="20.466cm"/>
        </style:tab-stops>
      </style:paragraph-properties>
    </style:style>
    <style:style style:name="P23" style:family="paragraph">
      <style:paragraph-properties style:writing-mode="lr-tb">
        <style:tab-stops>
          <style:tab-stop style:position="20.466cm"/>
        </style:tab-stops>
      </style:paragraph-properties>
      <style:text-properties style:font-name="Frutiger Light Condensed"/>
    </style:style>
    <style:style style:name="P24" style:family="paragraph">
      <loext:graphic-properties draw:fill-color="#ffffff"/>
      <style:paragraph-properties fo:text-align="start" style:writing-mode="lr-tb"/>
    </style:style>
    <style:style style:name="P25" style:family="paragraph">
      <loext:graphic-properties draw:fill-color="#ffffff"/>
      <style:paragraph-properties fo:text-align="start" style:writing-mode="lr-tb"/>
      <style:text-properties fo:font-size="32pt"/>
    </style:style>
    <style:style style:name="T1" style:family="text">
      <style:text-properties style:font-name="Frutiger Light Condensed"/>
    </style:style>
    <style:style style:name="T2" style:family="text">
      <style:text-properties fo:color="#c9211e" style:font-name="Frutiger Light Condensed"/>
    </style:style>
    <style:style style:name="T3" style:family="text">
      <style:text-properties fo:color="#000000" style:font-name="Frutiger Light Condensed"/>
    </style:style>
    <style:style style:name="T4" style:family="text">
      <style:text-properties fo:color="#000000"/>
    </style:style>
    <style:style style:name="T5" style:family="text">
      <style:text-properties style:font-name="Frutiger Light Condensed" fo:font-weight="bold" style:font-weight-asian="bold" style:font-weight-complex="bold"/>
    </style:style>
    <style:style style:name="T6" style:family="text">
      <style:text-properties style:font-name="Frutiger Light Condensed" fo:font-size="10pt" style:font-size-asian="10pt" style:font-size-complex="10pt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Frutiger Light Condensed" fo:font-weight="normal" style:font-weight-asian="normal" style:font-weight-complex="normal"/>
    </style:style>
    <style:style style:name="T12" style:family="text">
      <style:text-properties fo:color="#c9211e" style:font-name="Frutiger Light Condensed" fo:font-weight="normal" style:font-weight-asian="normal" style:font-weight-complex="normal"/>
    </style:style>
    <style:style style:name="T13" style:family="text">
      <style:text-properties fo:color="#000000" style:font-name="Frutiger Light Condensed" fo:font-weight="normal" style:font-weight-asian="normal" style:font-weight-complex="normal"/>
    </style:style>
    <style:style style:name="T14" style:family="text">
      <style:text-properties fo:color="#ff0000" style:font-name="Frutiger Light Condensed" fo:font-weight="normal" style:font-weight-asian="normal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c9211e" style:font-name="Frutiger Light Condensed" fo:font-weight="bold" style:font-weight-asian="bold" style:font-weight-complex="bold"/>
    </style:style>
    <style:style style:name="T18" style:family="text">
      <style:text-properties style:text-position="-33% 58%" style:font-name="Frutiger Light Condense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/>
    </style:style>
    <style:style style:name="T2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More on 3D sce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cene organiz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3D scene is composed of objects, lights and cameras. </text:span></text:p>
                <text:list>
                  <text:list-item>
                    <text:p><text:span text:style-name="T1">During rendering, those elements are employed for shading and light transport to obtain the image.</text:span></text:p>
                  </text:list-item>
                </text:list>
              </text:list-item>
              <text:list-item>
                <text:p><text:span text:style-name="T1">Generally, 3D scenes are very complex. They often contain a large number of lights, objects and cameras</text:span></text:p>
                <text:list>
                  <text:list-item>
                    <text:p><text:span text:style-name="T2">Example of complex scene which is actually normal in everyday graphics</text:span></text:p>
                  </text:list-item>
                </text:list>
              </text:list-item>
              <text:list-item>
                <text:p><text:span text:style-name="T3">Although computing power is large and largely increased from 10, 20, 30 years, the goals in rendering were also advancing:</text:span></text:p>
                <text:list>
                  <text:list-item>
                    <text:p><text:span text:style-name="T4">More frames per second (real-time applications, 60-90 fps)</text:span></text:p>
                  </text:list-item>
                  <text:list-item>
                    <text:p><text:span text:style-name="T4">Higher resolutions with more samples per pixel (4K, 8K screens)</text:span></text:p>
                  </text:list-item>
                  <text:list-item>
                    <text:p><text:span text:style-name="T4">More realistic materials, lights, shapes, cameras, shading and light transport (millions of polygons, physically based materials, high-resolution textures, advanced camera simulations, photo-realistic push, etc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Scene organizat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3">More complex scenes + more advanced computing power = same rendering time (</text:span><text:span text:style-name="T2">find the law, Blinn?</text:span><text:span text:style-name="T3">)</text:span></text:p>
              </text:list-item>
              <text:list-item>
                <text:p text:style-name="P7"><text:span text:style-name="T3">Even efficient rendering algorithms can not handle the complexity of scenes alone. Acceleration datastructures will always be needed</text:span></text:p>
              </text:list-item>
              <text:list-item>
                <text:p text:style-name="P7"><text:span text:style-name="T3">To perform efficient rendering and simulation, on application phase (phase prior rendering) data-structures for efficient scene organization exist.</text:span></text:p>
                <text:list>
                  <text:list-item>
                    <text:p><text:span text:style-name="T3">Such datastructures enable faster check of objects which are not visible from camera – remember that naive rendering implementation checks all objects in the scene for visibility although a small portion of the scene is visible from camera. </text:span></text:p>
                  </text:list-item>
                  <text:list-item>
                    <text:p><text:span text:style-name="T3">Another example is faster check of relative positions between objects in the scene needed for animation (e.g., rigid body simulation)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Scene organiz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hree main data structures:</text:span></text:p>
                <text:list>
                  <text:list-item>
                    <text:p><text:span text:style-name="T5">Spatial datastructures</text:span><text:span text:style-name="T1">: group elements based on relative distances for fast check of their relationships or position in space</text:span></text:p>
                  </text:list-item>
                  <text:list-item>
                    <text:p><text:span text:style-name="T5">Scene graph</text:span><text:span text:style-name="T1">: model and organize elements relationships in hierarchy for easier manipulation and construction of scene</text:span></text:p>
                  </text:list-item>
                  <text:list-item>
                    <text:p><text:span text:style-name="T1">State partitioning: group elements based on their characteristics for faster rend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Spatial datastructur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Organize geometry in 2 od 3 dimensional space</text:span></text:p>
              </text:list-item>
              <text:list-item>
                <text:p><text:span text:style-name="T1">Accelerate queries for geometric overlap</text:span></text:p>
              </text:list-item>
              <text:list-item>
                <text:p><text:span text:style-name="T1">Used for: culling, intersection testing, ray-tracing and collision detection</text:span></text:p>
              </text:list-item>
              <text:list-item>
                <text:p><text:span text:style-name="T1">Such datastructures are hierarhical, nested and recursive</text:span></text:p>
                <text:list>
                  <text:list-item>
                    <text:p><text:span text:style-name="T1">Each node has children which define volume of space</text:span></text:p>
                  </text:list-item>
                  <text:list-item>
                    <text:p><text:span text:style-name="T1">They give improvement of complexity from O(n) to O(log(n)) – instead of searching through all n objects, we only look at subset of those</text:span></text:p>
                  </text:list-item>
                  <text:list-item>
                    <text:p><text:span text:style-name="T1">Construction of such datastructures might take time but it is more efficient in the long run for rendering*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7.432cm" svg:height="0.687cm" svg:x="0.254cm" svg:y="13.97cm">
          <draw:text-box>
            <text:p><text:span text:style-name="T6">* This is highly researched field constantly pushing speed of datastructures construction so that they can be constructed in real tim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Spatial datastructur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mmon types:</text:span></text:p>
                <text:list>
                  <text:list-item>
                    <text:p><text:span text:style-name="T1">BVH</text:span></text:p>
                  </text:list-item>
                  <text:list-item>
                    <text:p><text:span text:style-name="T1">BSP</text:span></text:p>
                  </text:list-item>
                  <text:list-item>
                    <text:p><text:span text:style-name="T1">Quad/oct-tre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BVH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Not a space subdivision structure, it encloses regions of space surrounding geometrical objects and thus not enclosing whole space</text:span></text:p>
              </text:list-item>
              <text:list-item>
                <text:p text:style-name="P7"><text:span text:style-name="T7">TODO </text:span><text:span text:style-name="T2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BSP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ased on space subdivisions</text:span></text:p>
                <text:list>
                  <text:list-item>
                    <text:p><text:span text:style-name="T1">Entire space is subdivided and encoded in datastructure: union of all leaf nodes is equal to entire space</text:span></text:p>
                  </text:list-item>
                  <text:list-item>
                    <text:p><text:span text:style-name="T1">Normally, volumes of leaf nodes do not overlap</text:span></text:p>
                  </text:list-item>
                </text:list>
              </text:list-item>
              <text:list-item>
                <text:p><text:span text:style-name="T1">Different variants exist and they can be implemented to arbitrary subdivide the space</text:span></text:p>
              </text:list-item>
              <text:list-item>
                <text:p text:style-name="P7"><text:span text:style-name="T7">TODO </text:span><text:span text:style-name="T2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Octrees</text:span></text:p>
          </draw:text-box>
        </draw:frame>
        <draw:frame presentation:style-name="pr8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Based on space subdivisions</text:span></text:p>
                <text:list>
                  <text:list-item>
                    <text:p><text:span text:style-name="T1">Entire space is subdivided and encoded in datastructure: union of all leaf nodes is equal to entire space</text:span></text:p>
                  </text:list-item>
                </text:list>
              </text:list-item>
              <text:list-item>
                <text:p><text:span text:style-name="T1">Octrees uniformly divide space which can be source of efficiency </text:span></text:p>
              </text:list-item>
              <text:list-item>
                <text:p><text:span text:style-name="T1">Normally, volumes of leaf nodes do not overlap, but loose octrees can have overlapping volumes.</text:span></text:p>
              </text:list-item>
              <text:list-item>
                <text:p text:style-name="P7"><text:span text:style-name="T7">TODO </text:span><text:span text:style-name="T2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cene graph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VH, BSP and octrees:</text:span></text:p>
                <text:list>
                  <text:list-item>
                    <text:p><text:span text:style-name="T1">Partition space</text:span></text:p>
                  </text:list-item>
                  <text:list-item>
                    <text:p><text:span text:style-name="T1">Store geometry and nothing else</text:span></text:p>
                  </text:list-item>
                </text:list>
              </text:list-item>
              <text:list-item>
                <text:p><text:span text:style-name="T1">3D scene contains much more than just geometry: lights, cameras, materials, other shape representations</text:span></text:p>
              </text:list-item>
              <text:list-item>
                <text:p><text:span text:style-name="T1">Scene graph:</text:span></text:p>
                <text:list>
                  <text:list-item>
                    <text:p><text:span text:style-name="T1">User oriented datastructure (node hierarchy in glTF)</text:span></text:p>
                  </text:list-item>
                  <text:list-item>
                    <text:p><text:span text:style-name="T1">Stores: textures, transformations, levels of detail, render states (e.g., material properties), light sources, etc.</text:span></text:p>
                  </text:list-item>
                  <text:list-item>
                    <text:p><text:span text:style-name="T1">Control of animation and visibility</text:span></text:p>
                  </text:list-item>
                  <text:list-item>
                    <text:p><text:span text:style-name="T1">Represented by a tree</text:span></text:p>
                  </text:list-item>
                  <text:list-item>
                    <text:p><text:span text:style-name="T1">Can contain spatial datastructur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cene graph exampl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: light can be one node which affects only the contents of subtree</text:span></text:p>
                <text:list>
                  <text:list-item>
                    <text:p><text:span text:style-name="T1">Image</text:span></text:p>
                  </text:list-item>
                </text:list>
              </text:list-item>
              <text:list-item>
                <text:p><text:span text:style-name="T1">Example: one material can be applied to multiple objects</text:span></text:p>
                <text:list>
                  <text:list-item>
                    <text:p><text:span text:style-name="T1">Image</text:span></text:p>
                  </text:list-item>
                </text:list>
              </text:list-item>
              <text:list-item>
                <text:p><text:span text:style-name="T1">Example: level of detail </text:span><text:span text:style-name="T2">RTR figure 19.34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Optimization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Level of detail</text:p>
              </text:list-item>
              <text:list-item>
                <text:p>Culling</text:p>
              </text:list-item>
              <text:list-item>
                <text:p text:style-name="P7"><text:span text:style-name="T2">TODO 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Further into topic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ndering large scenes: <text:span text:style-name="T8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2"><text:span text:style-name="T1">More topics in 3D scene model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imation</text:span></text:p>
              </text:list-item>
              <text:list-item>
                <text:p><text:span text:style-name="T1">Interaction</text:span></text:p>
              </text:list-item>
              <text:list-item>
                <text:p><text:span text:style-name="T1">Complex shape modeling</text:span></text:p>
              </text:list-item>
              <text:list-item>
                <text:p><text:span text:style-name="T1">Complex material modeling</text:span></text:p>
              </text:list-item>
              <text:list-item>
                <text:p><text:span text:style-name="T1">More on lights</text:span></text:p>
              </text:list-item>
              <text:list-item>
                <text:p><text:span text:style-name="T1">More on camer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0" draw:text-style-name="P14" draw:layer="layout" svg:width="25.199cm" svg:height="12.19cm" svg:x="1.4cm" svg:y="0.628cm" presentation:class="subtitle" presentation:user-transformed="true">
          <draw:text-box>
            <text:p text:style-name="P13"><text:span text:style-name="T1">3D scene: Anim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ing time component</text:span></text:p>
              </text:list-item>
              <text:list-item>
                <text:p><text:span text:style-name="T1">Types:</text:span></text:p>
                <text:list>
                  <text:list-item>
                    <text:p><text:span text:style-name="T1">Environment: phenomena and effects</text:span></text:p>
                  </text:list-item>
                  <text:list-item>
                    <text:p><text:span text:style-name="T1">Character: face and body animation</text:span></text:p>
                  </text:list-item>
                </text:list>
              </text:list-item>
              <text:list-item>
                <text:p><text:span text:style-name="T1">Approaches:</text:span></text:p>
                <text:list>
                  <text:list-item>
                    <text:p><text:span text:style-name="T1">Manual</text:span></text:p>
                  </text:list-item>
                  <text:list-item>
                    <text:p><text:span text:style-name="T1">Procedural</text:span></text:p>
                    <text:list>
                      <text:list-item>
                        <text:p><text:span text:style-name="T1">Phenomenological models</text:span></text:p>
                      </text:list-item>
                      <text:list-item>
                        <text:p><text:span text:style-name="T1">Physics simul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Animation tool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articles</text:span></text:p>
              </text:list-item>
              <text:list-item>
                <text:p><text:span text:style-name="T1">Meshs: deformation of vertices</text:span></text:p>
                <text:list>
                  <text:list-item>
                    <text:p><text:span text:style-name="T1">Blending and morphing (RTR 4.4, 4.5)</text:span></text:p>
                  </text:list-item>
                </text:list>
              </text:list-item>
              <text:list-item>
                <text:p><text:span text:style-name="T1">Voxels</text:span></text:p>
              </text:list-item>
              <text:list-item>
                <text:p><text:span text:style-name="T1">Splines</text:span></text:p>
              </text:list-item>
              <text:list-item>
                <text:p><text:span text:style-name="T1">Interpo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Manual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1">Rigging and bones</text:span></text:p>
              </text:list-item>
              <text:list-item>
                <text:p text:style-name="P6"><text:span text:style-name="T1">Interpo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Motion captur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Procedural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hysics:</text:span></text:p>
                <text:list>
                  <text:list-item>
                    <text:p><text:span text:style-name="T1">Fluid simulation</text:span></text:p>
                  </text:list-item>
                  <text:list-item>
                    <text:p><text:span text:style-name="T1">Static body and collision</text:span></text:p>
                  </text:list-item>
                  <text:list-item>
                    <text:p text:style-name="P15"><text:span text:style-name="T9">Rigid body </text:span><text:span text:style-name="T1">and collision</text:span></text:p>
                  </text:list-item>
                  <text:list-item>
                    <text:p><text:span text:style-name="T1">Kinematics and inverse kinematics</text:span></text:p>
                  </text:list-item>
                  <text:list-item>
                    <text:p><text:span text:style-name="T1">Cloth, ha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Texture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mage applies to surface can be dynamic</text:span></text:p>
              </text:list-item>
              <text:list-item>
                <text:p><text:span text:style-name="T1">Texture coordinates do not have to be static</text:span></text:p>
              </text:list-item>
              <text:list-item>
                <text:p><text:span text:style-name="T1">Phyiscal simulations or procedural textures can be stored in array of images</text:span></text:p>
                <text:list>
                  <text:list-item>
                    <text:p><text:span text:style-name="T2">Example: VFX using Houdini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3">3D scene: Intera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Interact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HC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list text:style-name="L2">
              <text:list-item>
                <text:p text:style-name="P17"><text:span text:style-name="T10">3D scene: </text:span>Alternative shape represent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3"><text:span text:style-name="T1">Implicit surface: basic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 foundations of 3D scene modeling we have discussed parametric curves and surfaces.</text:span></text:p>
              </text:list-item>
              <text:list-item>
                <text:p><text:span text:style-name="T1">Implicit surfaces form another useful class for modeling and </text:span><text:span text:style-name="T5">shape representation</text:span><text:span text:style-name="T1">.</text:span></text:p>
                <text:list>
                  <text:list-item>
                    <text:p><text:span text:style-name="T1">Often used in </text:span><text:span text:style-name="T5">intersection testing with rays</text:span><text:span text:style-name="T1"> since they are simpler to intersect than parametric surface</text:span></text:p>
                  </text:list-item>
                </text:list>
              </text:list-item>
              <text:list-item>
                <text:p><text:span text:style-name="T5">Implicit function</text:span><text:span text:style-name="T1">: f(x,y,z) = 0</text:span></text:p>
                <text:list>
                  <text:list-item>
                    <text:p><text:span text:style-name="T1">Point (x,y,z) is on implicit surface if the result is zero when point (x,y,z) is inserted into function</text:span></text:p>
                  </text:list-item>
                  <text:list-item>
                    <text:p><text:span text:style-name="T9">Signed distance: negative if (x,y,z) inside or positive if </text:span><text:span text:style-name="T1">(x,y,z) outside will be returned – therefore name </text:span><text:span text:style-name="T5">signed distance functions</text:span><text:span text:style-name="T11"> is used</text:span><text:span text:style-name="T5">.</text:span></text:p>
                  </text:list-item>
                  <text:list-item>
                    <text:p><text:span text:style-name="T11">Normal (essential shading information) can be computed using partial derivatives – the gradient of f. </text:span><text:span text:style-name="T12">&lt;FORMULA&gt;</text:span></text:p>
                    <text:list>
                      <text:list-item>
                        <text:p><text:span text:style-name="T13">In Practice, central difference can be used for approximating gradient </text:span><text:span text:style-name="T14">&lt;FORMULA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EXAMPLES of SDFs: https://iquilezles.org/articles/distfunctions/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Implicit surface: modeling</text:span></text:p>
          </draw:text-box>
        </draw:frame>
        <draw:frame presentation:style-name="pr12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><text:span text:style-name="T1"/></text:p>
              </text:list-header>
              <text:list-item>
                <text:p text:style-name="P7"><text:span text:style-name="T15">Constructive solid geometry</text:span><text:span text:style-name="T16"> algorithms (subtraction, addition - union) can be easily done with them</text:span></text:p>
              </text:list-item>
              <text:list-item>
                <text:p text:style-name="P7"><text:span text:style-name="T16">SDFs can be </text:span><text:span text:style-name="T1">easily deformed or blended</text:span></text:p>
                <text:list>
                  <text:list-item>
                    <text:p><text:span text:style-name="T1">This is called blobby modelling → </text:span><text:span text:style-name="T5">metaballs</text:span></text:p>
                  </text:list-item>
                </text:list>
              </text:list-item>
              <text:list-item>
                <text:p><text:span text:style-name="T17">&lt;examples&gt;:</text:span></text:p>
                <text:list>
                  <text:list-item>
                    <text:p><text:span text:style-name="T5"><text:a xlink:href="https://www.playstation.com/de-de/games/dreams/" xlink:type="simple">https://www.playstation.com/de-de/games/dreams/</text:a></text:span></text:p>
                  </text:list-item>
                  <text:list-item>
                    <text:p><text:span text:style-name="T17">Blender metaballs</text:span></text:p>
                  </text:list-item>
                </text:list>
              </text:list-item>
              <text:list-item>
                <text:p text:style-name="P7"><text:span text:style-name="T1">Transformations are done using the inverse transform applied to p, e.g., f(p-t)</text:span></text:p>
              </text:list-item>
              <text:list-item>
                <text:p text:style-name="P7"><text:span text:style-name="T1">Repeating object can be done using r=mod(p,c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Implicit surface: rendering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">For visualization, ray-marching is often used.</text:span></text:p>
                <text:list>
                  <text:list-item>
                    <text:p><text:span text:style-name="T1">This method also enables calculating shadows, reflections, AO and other effects.</text:span></text:p>
                  </text:list-item>
                  <text:list-item>
                    <text:p><text:span text:style-name="T2">&lt;example: raymarching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Implicit surface: render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other approach is to turn the SDF into surface consisting of triangles.</text:span></text:p>
              </text:list-item>
              <text:list-item>
                <text:p><text:span text:style-name="T1">Famous algorithm for this is </text:span><text:span text:style-name="T5">marching cubes algorithm*</text:span></text:p>
              </text:list-item>
            </text:list>
          </draw:text-box>
        </draw:frame>
        <draw:frame draw:style-name="gr2" draw:text-style-name="P10" draw:layer="layout" svg:width="26.67cm" svg:height="0.687cm" svg:x="0.762cm" svg:y="13.97cm">
          <draw:text-box>
            <text:p><text:span text:style-name="T6">* Different polygonizational algorithms and GPU methods are presented for real-time rendering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Isosurface: exampl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<text:a xlink:href="https://dl.acm.org/doi/10.1145/3023368.3023377" xlink:type="simple">https://dl.acm.org/doi/10.1145/3023368.3023377</text:a></text:span></text:p>
              </text:list-item>
              <text:list-item>
                <text:p><text:span text:style-name="T5"><text:a xlink:href="https://store.steampowered.com/app/661920/Claybook/" xlink:type="simple">https://store.steampowered.com/app/661920/Claybook/</text:a></text:span></text:p>
                <text:list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ubdivision curves and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Used to make </text:span><text:span text:style-name="T5">smooth</text:span><text:span text:style-name="T1"> curves and surfaces</text:span></text:p>
              </text:list-item>
              <text:list-item>
                <text:p><text:span text:style-name="T1">Gap between discrete surface (triangle meshes) and continuous surfaces (e.g., Bezier patches)</text:span></text:p>
                <text:list>
                  <text:list-item>
                    <text:p><text:span text:style-name="T1">Useful for dynamic level of detail</text:span></text:p>
                  </text:list-item>
                </text:list>
              </text:list-item>
            </text:list>
            <text:p><text:span text:style-name="T2">&lt;example: mesh surface, parametric surface, subdivision surface&gt;</text:span></text:p>
            <text:p><text:span text:style-name="T2">&lt;example:level of detai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ubdivision curves: intui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rner cutting algorithm explains subdivision curves well.</text:span></text:p>
                <text:list>
                  <text:list-item>
                    <text:p><text:span text:style-name="T1">Initial polygon P</text:span><text:span text:style-name="T18">0</text:span><text:span text:style-name="T1"> is given which specifies control polygon: vertices are control points</text:span></text:p>
                  </text:list-item>
                  <text:list-item>
                    <text:p><text:span text:style-name="T1">Corners of given polygon are cut and this is repeated until </text:span><text:span text:style-name="T5">sharp corners are removed</text:span><text:span text:style-name="T1"> P</text:span><text:span text:style-name="T18">0</text:span><text:span text:style-name="T1"> → P</text:span><text:span text:style-name="T18">1</text:span><text:span text:style-name="T1"> → … → P</text:span><text:span text:style-name="T18">n</text:span></text:p>
                  </text:list-item>
                  <text:list-item>
                    <text:p><text:span text:style-name="T1">Result is called </text:span><text:span text:style-name="T5">limit curve</text:span><text:span text:style-name="T1"> → smooth curve since all corners are cut off</text:span></text:p>
                  </text:list-item>
                  <text:list-item>
                    <text:p><text:span text:style-name="T1">Analogy: low-pass filtering – all sharp corners (high frequency) are removed.</text:span></text:p>
                  </text:list-item>
                  <text:list-item>
                    <text:p><text:span text:style-name="T2">&lt;imag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ubdivision curv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ubdivision process can be done in many possible ways</text:span></text:p>
              </text:list-item>
              <text:list-item>
                <text:p><text:span text:style-name="T1">Subdivision surface is characterized by subdivision scheme</text:span></text:p>
              </text:list-item>
              <text:list-item>
                <text:p><text:span text:style-name="T2">&lt;example: meshlab subdivision&gt;</text:span><text:span text:style-name="T1"> </text:span><text:span text:style-name="T1"><text:a xlink:href="https://pymeshlab.readthedocs.io/en/0.1.8/filter_list.html#subdivision_surfaces_butterfly_subdivision" xlink:type="simple">https://pymeshlab.readthedocs.io/en/0.1.8/filter_list.html#subdivision_surfaces_butterfly_subdivision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5" draw:text-style-name="P19" draw:layer="layout" svg:width="25.199cm" svg:height="2.629cm" svg:x="1.4cm" svg:y="0.628cm" presentation:class="title" presentation:user-transformed="true">
          <draw:text-box>
            <text:p text:style-name="P18"><text:span text:style-name="T19">Subdivision curves: Chaikin </text:span><text:span text:style-name="T1">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iven initial polygon P0 with n vertices this is simple method to raptly generate smooth curve</text:span></text:p>
              </text:list-item>
              <text:list-item>
                <text:p text:style-name="P18"><text:span text:style-name="T1">Chaikin scheme creates two new vertices between each subsequent pairs of vertices</text:span></text:p>
              </text:list-item>
              <text:list-item>
                <text:p text:style-name="P18"><text:span text:style-name="T1">After each step, original vertices are discarded and new points are reconnected – new points are created ¼ away from original vertices</text:span></text:p>
                <text:list>
                  <text:list-item>
                    <text:p text:style-name="P3"><text:span text:style-name="T2">&lt;image&gt;</text:span></text:p>
                  </text:list-item>
                  <text:list-item>
                    <text:p text:style-name="P3"><text:span text:style-name="T2">&lt;formula&gt;</text:span></text:p>
                  </text:list-item>
                </text:list>
              </text:list-item>
              <text:list-item>
                <text:p text:style-name="P3"><text:span text:style-name="T3">Properties: </text:span></text:p>
                <text:list>
                  <text:list-item>
                    <text:p text:style-name="P3"><text:span text:style-name="T3">This scheme generates quadratic B-spline</text:span></text:p>
                  </text:list-item>
                  <text:list-item>
                    <text:p text:style-name="P3"><text:span text:style-name="T3">Works only for closed polyg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18"><text:span text:style-name="T19">Subdivision curves: schemes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Two main subdivision schemes exists:</text:p>
                <text:list>
                  <text:list-item>
                    <text:p>Approximating</text:p>
                  </text:list-item>
                  <text:list-item>
                    <text:p>Interpolating</text:p>
                  </text:list-item>
                </text:list>
              </text:list-item>
              <text:list-item>
                <text:p>Approximating</text:p>
                <text:list>
                  <text:list-item>
                    <text:p>Chaikin scheme</text:p>
                  </text:list-item>
                  <text:list-item>
                    <text:p>Since (original) vertices are discarded or modified, limit curve does not lie on vertices of original polygon</text:p>
                  </text:list-item>
                </text:list>
              </text:list-item>
              <text:list-item>
                <text:p>Interpolating</text:p>
                <text:list>
                  <text:list-item>
                    <text:p>Contains all vertices from previous step: limit curve goes through all points - interpolat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6" draw:text-style-name="P19" draw:layer="layout" svg:width="25.199cm" svg:height="2.629cm" svg:x="1.4cm" svg:y="0.628cm" presentation:class="title" presentation:user-transformed="true">
          <draw:text-box>
            <text:p text:style-name="P18"><text:span text:style-name="T19">Subdivision curves: interpolating 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 example: 4 point interpolatory subdivision scheme*</text:span></text:p>
                <text:list>
                  <text:list-item>
                    <text:p><text:span text:style-name="T1">4 nearest points are took for creating a new point</text:span></text:p>
                  </text:list-item>
                  <text:list-item>
                    <text:p><text:span text:style-name="T1">All points from previous step are kept</text:span></text:p>
                  </text:list-item>
                  <text:list-item>
                    <text:p><text:span text:style-name="T1">Tensions parameter: 0 → linear interpolation, &gt; 0 → curves with different continuity parameters</text:span></text:p>
                  </text:list-item>
                  <text:list-item>
                    <text:p><text:span text:style-name="T1">Does not work directly for open polygons.</text:span></text:p>
                  </text:list-item>
                  <text:list-item>
                    <text:p><text:span text:style-name="T2">&lt;formula&gt;</text:span></text:p>
                  </text:list-item>
                  <text:list-item>
                    <text:p><text:span text:style-name="T2">&lt;image&gt;</text:span>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26.924cm" svg:height="1.038cm" svg:x="0.508cm" svg:y="14.478cm">
          <draw:text-box>
            <text:p><text:span text:style-name="T1">* https://cgvr.cs.uni-bremen.de/papers/c2scheme/c2scheme.pd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3"><text:span text:style-name="T1">Subdivision curves: in practic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s in animation and modeling: </text:span><text:span text:style-name="T1"><text:a xlink:href="http://multires.caltech.edu/pubs/sig00notes.pdf" xlink:type="simple">http://multires.caltech.edu/pubs/sig00notes.pdf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ed concepts on subdivision curves apply to subdivision surfaces</text:span></text:p>
              </text:list-item>
              <text:list-item>
                <text:p><text:span text:style-name="T1">Paradigm for defining smooth, continuous surfaces from meshes with arbitrary topology</text:span></text:p>
                <text:list>
                  <text:list-item>
                    <text:p><text:span text:style-name="T1">Infinite level of detail is provided: arbitrary number of triangles/polygons can be generated</text:span></text:p>
                  </text:list-item>
                  <text:list-item>
                    <text:p><text:span text:style-name="T2">&lt;example&gt;</text:span></text:p>
                  </text:list-item>
                </text:list>
              </text:list-item>
              <text:list-item>
                <text:p><text:span text:style-name="T1">Inspection of continuity is mathematically involved process and thus not straightforward.</text:span></text:p>
              </text:list-item>
              <text:list-item>
                <text:p text:style-name="P7"><text:span text:style-name="T1">Simple and easily implemented rules needed for subdivision. Two phases, that characterize subdivision scheme:</text:span></text:p>
                <text:list>
                  <text:list-item>
                    <text:p><text:span text:style-name="T1">In first, </text:span><text:span text:style-name="T5">refinement phase</text:span><text:span text:style-name="T1">, new vertices are created and reconnected for some or all vertices of </text:span><text:span text:style-name="T5">control mesh</text:span><text:span text:style-name="T1"> (initial mesh). Different refinement methods exist (e.g., how the polygon can be split)</text:span></text:p>
                  </text:list-item>
                  <text:list-item>
                    <text:p><text:span text:style-name="T1">Second, </text:span><text:span text:style-name="T5">smoothing phase</text:span><text:span text:style-name="T1">, computes new positions for some or all vertices in the mesh. Different schemes dictates the continuity of surface and whenever the surface is approximating or interpolating.</text:span></text:p>
                  </text:list-item>
                  <text:list-item>
                    <text:p><text:span text:style-name="T2">&lt;phases examp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<text:span text:style-name="T1">Subdivision surfaces: types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Subdivision schemes can be:</text:p>
                <text:list>
                  <text:list-item>
                    <text:p>Stationary or non-stationary</text:p>
                    <text:list>
                      <text:list-item>
                        <text:p>Stationary – same rules are used in each step</text:p>
                      </text:list-item>
                      <text:list-item>
                        <text:p>Non-stationary – changes steps based on current step</text:p>
                      </text:list-item>
                    </text:list>
                  </text:list-item>
                  <text:list-item>
                    <text:p>Uniform or non-uniform</text:p>
                    <text:list>
                      <text:list-item>
                        <text:p>Uniform – same rules for every vertex or edge</text:p>
                      </text:list-item>
                      <text:list-item>
                        <text:p>Non-uniform – different rules for vertices or edges, e.g., edges that are on boundary of a surface.</text:p>
                      </text:list-item>
                    </text:list>
                  </text:list-item>
                  <text:list-item>
                    <text:p>Triangle or polygon 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>
          <draw:text-box>
            <text:p text:style-name="P3"><text:span text:style-name="T1">Subdivision surfaces: </text:span>Loop subdivision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0">TODO </text:span><text:span text:style-name="T8">RTR BOOK</text:span></text:p>
              </text:list-item>
              <text:list-item>
                <text:p><text:span text:style-name="T8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Subdivision surfaces: Catmull-Clark 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0">TODO </text:span><text:span text:style-name="T8">RTR BOOK</text:span></text:p>
              </text:list-item>
              <text:list-item>
                <text:p text:style-name="P7"><text:span text:style-name="T8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>
          <draw:text-box>
            <text:p text:style-name="P3">Displacement and subdivision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0">TODO </text:span><text:span text:style-name="T8">RTR BOOK</text:span></text:p>
              </text:list-item>
              <text:list-item>
                <text:p><text:span text:style-name="T8">Blender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Subdivision surfaces: production</text:span>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Pixar OpenSubdiv</text:span></text:p>
              </text:list-item>
              <text:list-item>
                <text:p><text:span text:style-name="T8">RTR BOO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7" draw:text-style-name="P4" draw:layer="layout" svg:width="25.199cm" svg:height="3.863cm" svg:x="1.4cm" svg:y="0.011cm" presentation:class="title" presentation:user-transformed="true">
          <draw:text-box>
            <text:p text:style-name="P3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atmull-Clark subdivision surfac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Operations on mesh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essellation and triangulation – </text:span><text:span text:style-name="T2">RTR 16</text:span></text:p>
              </text:list-item>
              <text:list-item>
                <text:p text:style-name="P7"><text:span text:style-name="T16">Consolidation – </text:span><text:span text:style-name="T2">RTR 16</text:span></text:p>
              </text:list-item>
              <text:list-item>
                <text:p text:style-name="P7"><text:span text:style-name="T16">Simplification – </text:span><text:span text:style-name="T2">RTR 16</text:span></text:p>
              </text:list-item>
              <text:list-item>
                <text:p text:style-name="P7"><text:span text:style-name="T16">Compression – </text:span><text:span text:style-name="T2">RTR 16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Constructive solid geometry</text:span></text:p>
          </draw:text-box>
        </draw:frame>
        <draw:frame presentation:style-name="pr4" draw:text-style-name="P2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2"><text:span text:style-name="T1">Two main methods for visualization:</text:span></text:p>
                <text:list>
                  <text:list-item>
                    <text:p text:style-name="P22"><text:span text:style-name="T1">Stencil buffer</text:span></text:p>
                  </text:list-item>
                  <text:list-item>
                    <text:p text:style-name="P22"><text:span text:style-name="T1">Analytical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Voxel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1" draw:text-style-name="P24" draw:layer="layout" svg:width="25.199cm" svg:height="12.19cm" svg:x="1.4cm" svg:y="0.628cm" presentation:class="subtitle">
          <draw:text-box>
            <text:p text:style-name="P3">3D scene: digitalization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Digitalizat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Scanning, photogrammertry, measur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3">3D scene: procedural modeling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Procedural modeling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Shape</text:p>
                <text:list>
                  <text:list-item>
                    <text:p>Procedural geometry</text:p>
                  </text:list-item>
                </text:list>
              </text:list-item>
              <text:list-item>
                <text:p>Material</text:p>
              </text:list-item>
              <text:list-item>
                <text:p>Noise</text:p>
              </text:list-item>
              <text:list-item>
                <text:p>Shaders</text:p>
              </text:list-item>
              <text:list-item>
                <text:p>Noding syste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1" draw:text-style-name="P25" draw:layer="layout" svg:width="25.199cm" svg:height="12.19cm" svg:x="1.4cm" svg:y="0.628cm" presentation:class="subtitle">
          <draw:text-box>
            <text:p text:style-name="P3"><text:span text:style-name="T21">3D scene: more on material and textur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Complex material modeling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hysically based scattering functions</text:p>
                <text:list>
                  <text:list-item>
                    <text:p><text:span text:style-name="T8">RTR 9.6.</text:span></text:p>
                  </text:list-item>
                </text:list>
              </text:list-item>
              <text:list-item>
                <text:p>PBR tex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Only to know that it exist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Wave optics BRDF models</text:p>
                <text:list>
                  <text:list-item>
                    <text:p><text:span text:style-name="T8">TO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Enhancing texture represent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en handling many textures in application there are several enhancements for improving performance available:</text:span></text:p>
                <text:list>
                  <text:list-item>
                    <text:p>Texture compression</text:p>
                  </text:list-item>
                  <text:list-item>
                    <text:p>Texture atlases, arrays and bindless tex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Texture atla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or efficiency reasons, it is good to batch up as much as possible work for GPU and change states as little as possible</text:span></text:p>
              </text:list-item>
              <text:list-item>
                <text:p><text:span text:style-name="T1">To do so, texture alas can be used: putting several images (subtextures) into single larger image</text:span></text:p>
                <text:list>
                  <text:list-item>
                    <text:p><text:span text:style-name="T2">Example</text:span></text:p>
                  </text:list-item>
                </text:list>
              </text:list-item>
              <text:list-item>
                <text:p><text:span text:style-name="T3">Optimization of image texture as well as their mipmaps is imporant for efficient storage and retreval</text:span></text:p>
              </text:list-item>
              <text:list-item>
                <text:p><text:span text:style-name="T3">Problems:</text:span></text:p>
                <text:list>
                  <text:list-item>
                    <text:p><text:span text:style-name="T4">Wrapping/repeating and mirror modes affect the whole texture rather than subtextures</text:span></text:p>
                  </text:list-item>
                  <text:list-item>
                    <text:p><text:span text:style-name="T4">Mipmapping must be done before creating the atlas otherwise colorbleeding might occ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Texture atlas in produc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tex</text:span></text:p>
                <text:list>
                  <text:list-item>
                    <text:p><text:span text:style-name="T1">System wheere each quad in subdivision surface has its own small texture</text:span></text:p>
                  </text:list-item>
                  <text:list-item>
                    <text:p><text:span text:style-name="T1">This approach doesn’t require unique texture coordinates over mesh and thus no artifacts over seams of disconnected parts of texture atlas are present</text:span></text:p>
                  </text:list-item>
                  <text:list-item>
                    <text:p><text:span text:style-name="T1">Widely used in animation: for painting texture on 3D models directly</text:span></text:p>
                  </text:list-item>
                  <text:list-item>
                    <text:p><text:span text:style-name="T2">&lt;example&gt;</text:span></text:p>
                  </text:list-item>
                </text:list>
              </text:list-item>
              <text:list-item>
                <text:p><text:span text:style-name="T1">Many other methods build on this one</text:span></text:p>
                <text:list>
                  <text:list-item>
                    <text:p><text:span text:style-name="T1">Packed Ptex</text:span></text:p>
                  </text:list-item>
                  <text:list-item>
                    <text:p><text:span text:style-name="T1">Mesh color textures</text:span></text:p>
                  </text:list-item>
                  <text:list-item>
                    <text:p><text:span text:style-name="T1">HTe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Texture array: API not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raphics library API function</text:span></text:p>
              </text:list-item>
              <text:list-item>
                <text:p><text:span text:style-name="T1">Subtextures in array must have same dimensions, format, mipmap heirarchy and MSAA settings</text:span></text:p>
              </text:list-item>
              <text:list-item>
                <text:p><text:span text:style-name="T1">Avoids problems with mipmapping and repeat modes present in texture atl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Bindless texture: API note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With bindless textures there is no upper limit on the number of tex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Texture compression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RTR 6.2.6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Parallax mapping</text:span></text:p>
          </draw:text-box>
        </draw:frame>
        <draw:frame presentation:style-name="pr4" draw:text-style-name="P5" draw:layer="layout" svg:width="25.199cm" svg:height="9.134cm" svg:x="1.471cm" svg:y="3.556cm" presentation:class="outline" presentation:user-transformed="true">
          <draw:text-box>
            <text:list text:style-name="L2">
              <text:list-item>
                <text:p text:style-name="P6"><text:span text:style-name="T1">Looking at brick wall, we can see that under some angle we wouldn’t see mortar between bricks</text:span></text:p>
              </text:list-item>
              <text:list-item>
                <text:p text:style-name="P6"><text:span text:style-name="T1">This is not possible with normal/bump mapping since only normal is changed and no real geometry is generated.</text:span></text:p>
                <text:list>
                  <text:list-item>
                    <text:p text:style-name="P6"><text:span text:style-name="T1">Bumps never shift location with view location</text:span></text:p>
                  </text:list-item>
                  <text:list-item>
                    <text:p text:style-name="P6"><text:span text:style-name="T1">Nor bumps block each other</text:span></text:p>
                  </text:list-item>
                </text:list>
              </text:list-item>
              <text:list-item>
                <text:p text:style-name="P6"><text:span text:style-name="T22">Parallax</text:span> - positions of objects move relative to one another as the observer moves.</text:p>
              </text:list-item>
              <text:list-item>
                <text:p text:style-name="P6">Key idea of parallax mapping is to approximate what should be seen in a pixel by examining the height of what was found before.</text:p>
              </text:list-item>
              <text:list-item>
                <text:p text:style-name="P6"><text:span text:style-name="T8">TODO</text:span>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Displacement mapping</text:p>
          </draw:text-box>
        </draw:frame>
        <draw:frame presentation:style-name="pr4" draw:text-style-name="P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draw:frame presentation:style-name="pr1" draw:text-style-name="P25" draw:layer="layout" svg:width="25.199cm" svg:height="12.19cm" svg:x="1.4cm" svg:y="0.628cm" presentation:class="subtitle">
          <draw:text-box>
            <text:p text:style-name="P3"><text:span text:style-name="T21">3D scene: ligh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More on light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Environment: sun and sky</text:p>
              </text:list-item>
              <text:list-item>
                <text:p>Area lights and shadow</text:p>
              </text:list-item>
              <text:list-item>
                <text:p>Light distribu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Environment illumination: cube map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ube map is accessed with three-component texture coordinate vector that specifies direction of ray pointing from center or cube to outward.</text:span></text:p>
              </text:list-item>
              <text:list-item>
                <text:p><text:span text:style-name="T1">Environment mapping is done with cube map so that HDRI image is used as faces of the cube.</text:span></text:p>
              </text:list-item>
              <text:list-item>
                <text:p><text:span text:style-name="T1">Camera is always in the center of the cube so that environment doesn’t move as camera moves.</text:span></text:p>
              </text:list-item>
              <text:list-item>
                <text:p><text:span text:style-name="T2">&lt;example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Textured lights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RTR 6.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IES profiles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Shadows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RTR 7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draw:frame presentation:style-name="pr1" draw:text-style-name="P25" draw:layer="layout" svg:width="25.199cm" svg:height="12.19cm" svg:x="1.4cm" svg:y="0.628cm" presentation:class="subtitle">
          <draw:text-box>
            <text:p text:style-name="P3"><text:span text:style-name="T21">3D scene: Camer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More on camera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DOF and lenses</text:p>
              </text:list-item>
              <text:list-item>
                <text:p>Camera effects</text:p>
              </text:list-item>
              <text:list-item>
                <text:p>Motion blur</text:p>
              </text:list-item>
              <text:list-item>
                <text:p>expos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4T11:53:10.609232604</meta:creation-date>
    <meta:generator>LibreOffice/6.4.7.2$Linux_X86_64 LibreOffice_project/40$Build-2</meta:generator>
    <dc:date>2022-12-12T08:28:58.127805287</dc:date>
    <meta:editing-duration>PT9H42M32S</meta:editing-duration>
    <meta:editing-cycles>210</meta:editing-cycles>
    <meta:document-statistic meta:object-count="291"/>
  </office:meta>
</office:document-meta>
</file>